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24e" officeooo:paragraph-rsid="0007924e"/>
    </style:style>
    <style:style style:name="P2" style:family="paragraph" style:parent-style-name="Standard">
      <style:text-properties officeooo:rsid="00086837" officeooo:paragraph-rsid="00086837"/>
    </style:style>
    <style:style style:name="P3" style:family="paragraph" style:parent-style-name="Standard">
      <style:text-properties fo:font-size="28pt" fo:font-style="italic" style:text-underline-style="solid" style:text-underline-width="auto" style:text-underline-color="font-color" fo:font-weight="bold" officeooo:rsid="0007924e" officeooo:paragraph-rsid="0007924e" style:font-size-asian="28pt" style:font-style-asian="italic" style:font-weight-asian="bold" style:font-size-complex="28pt" style:font-style-complex="italic" style:font-weight-complex="bold"/>
    </style:style>
    <style:style style:name="P4" style:family="paragraph" style:parent-style-name="Standard">
      <style:paragraph-properties fo:text-align="start" style:justify-single-word="false"/>
      <style:text-properties officeooo:rsid="00086837" officeooo:paragraph-rsid="000fc223"/>
    </style:style>
    <style:style style:name="T1" style:family="text">
      <style:text-properties officeooo:rsid="00086837"/>
    </style:style>
    <style:style style:name="T2" style:family="text">
      <style:text-properties officeooo:rsid="00096c1f"/>
    </style:style>
    <style:style style:name="T3" style:family="text">
      <style:text-properties fo:font-size="18pt" style:font-size-asian="18pt" style:font-size-complex="18pt"/>
    </style:style>
    <style:style style:name="T4" style:family="text">
      <style:text-properties fo:font-size="18pt" officeooo:rsid="000996e0" style:font-size-asian="18pt" style:font-size-complex="18pt"/>
    </style:style>
    <style:style style:name="T5" style:family="text">
      <style:text-properties fo:font-size="18pt" officeooo:rsid="000b1c36" style:font-size-asian="18pt" style:font-size-complex="18pt"/>
    </style:style>
    <style:style style:name="T6" style:family="text">
      <style:text-properties fo:font-size="18pt" officeooo:rsid="000996e0" style:font-size-asian="15.75pt" style:font-size-complex="18pt"/>
    </style:style>
    <style:style style:name="T7" style:family="text">
      <style:text-properties officeooo:rsid="000b1c36"/>
    </style:style>
    <style:style style:name="T8" style:family="text">
      <style:text-properties officeooo:rsid="000c601a"/>
    </style:style>
    <style:style style:name="T9" style:family="text">
      <style:text-properties officeooo:rsid="000d27ec"/>
    </style:style>
    <style:style style:name="T10" style:family="text">
      <style:text-properties officeooo:rsid="000eb0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R STORIES</text:p>
      <text:p text:style-name="P1"/>
      <text:p text:style-name="P1"><text:span text:style-name="T4">1.</text:span><text:span text:style-name="T3">Home</text:span></text:p>
      <text:p text:style-name="P1"><text:s text:c="17"/>We have different options available on our home page.It allows us access to sev<text:span text:style-name="T7">e</text:span>ral portals like courses,admins,professors. <text:span text:style-name="T9">T</text:span>hese portals allow us access to various options, <text:span text:style-name="T9">f</text:span>or example professors portal allows professors to express their views , opinions, and also to interact with the people who are present in their course. <text:span text:style-name="T9">T</text:span>he queries and remarks section allows people registered to post their remarks.<text:span text:style-name="T2"> </text:span></text:p>
      <text:p text:style-name="P1">*<text:span text:style-name="T2">It allows the lecturers to use the required software for required function.</text:span></text:p>
      <text:p text:style-name="P1"><text:span text:style-name="T4">2.</text:span><text:span text:style-name="T3">Admin</text:span></text:p>
      <text:p text:style-name="P1"><text:s text:c="16"/>Admin is the person who controls everything of the website. <text:span text:style-name="T8">H</text:span>e is given special access relating to wh<text:span text:style-name="T2">a</text:span>t the group wants, who are the incharges of various courses. Managing the ti<text:span text:style-name="T2">m</text:span>e table, and availa<text:span text:style-name="T1">lable teachers for the incharge. Admin also allows the changes to be made and some times not to. He holds the key to various softwares,which are required for stimulation and understanding of concepts, overall.</text:span></text:p>
      <text:p text:style-name="P2"><text:span text:style-name="T4">3.</text:span><text:span text:style-name="T5">Professor </text:span></text:p>
      <text:p text:style-name="P4"><text:s text:c="17"/>A <text:span text:style-name="T10">professor</text:span> is the one who made the w<text:span text:style-name="T2">eb</text:span>site. <text:span text:style-name="T2">He can also use audio and video stimulations to his effect just inorder to get the better of it. He can use various presentations, that suit his style inorder for better understanding of his students. He can also post various kinds of offers,quizzes,and can interact better with people, which suit his style, and can pave a path for creative learning. In case if professor misses his track during class, he can just resume it using some </text:span></text:p>
      <text:p text:style-name="P4"><text:span text:style-name="T2">software tool just by a click, as he previously uploads and stores it in his drive.</text:span></text:p>
      <text:p text:style-name="P2"><text:span text:style-name="T6">5.R</text:span><text:span text:style-name="T3">emarks and queries </text:span></text:p>
      <text:p text:style-name="P2"><text:s text:c="14"/>Any problems or any kinds of querires, can be asked in this session.they can rate </text:p>
      <text:p text:style-name="P2">our site on the scale of 1 to 10. <text:span text:style-name="T9">T</text:span>hey can also contact with admin, students and other students.there will be different sets of password .what they want.And any concerning issue about the site can be informed easily.We can also be contacted via facebook and google easily as our pages are available there.<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01:29:02.093948138</meta:creation-date>
    <dc:date>2015-09-28T21:15:37.408721579</dc:date>
    <meta:editing-duration>PT20M13S</meta:editing-duration>
    <meta:editing-cycles>6</meta:editing-cycles>
    <meta:generator>LibreOffice/4.2.3.3$Linux_X86_64 LibreOffice_project/420m0$Build-3</meta:generator>
    <meta:document-statistic meta:table-count="0" meta:image-count="0" meta:object-count="0" meta:page-count="1" meta:paragraph-count="12" meta:word-count="318" meta:character-count="1966" meta:non-whitespace-character-count="1590"/>
  </office:meta>
</office:document-meta>
</file>